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debug/operationUpdates_1.txt" manifest:media-type="text/plain"/>
  <manifest:file-entry manifest:full-path="debug/original.odt" manifest:media-type="application/vnd.oasis.opendocument.text"/>
  <manifest:file-entry manifest:full-path="debug/revision.txt" manifest:media-type="text/plain"/>
  <manifest:file-entry manifest:full-path="debug/statusid.txt" manifest:media-type="text/plain"/>
  <manifest:file-entry manifest:full-path="layout-cache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name="P1" style:parent-style-name="Standard">
      <style:text-properties officeooo:paragraph-rsid="00108f00" officeooo:rsid="00108f00"/>
    </style:style>
    <style:style style:family="paragraph" style:name="P2" style:parent-style-name="Standard">
      <style:paragraph-properties fo:break-before="page"/>
      <style:text-properties officeooo:paragraph-rsid="00108f00" officeooo:rsid="00108f00"/>
    </style:style>
    <style:style style:family="paragraph" style:name="P3" style:parent-style-name="Footer">
      <style:text-properties officeooo:paragraph-rsid="00108f00" officeooo:rsid="00108f00"/>
    </style:style>
    <style:style style:family="paragraph" style:name="P4" style:parent-style-name="Header">
      <style:text-properties officeooo:paragraph-rsid="00108f00" officeooo:rsid="00108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a 1.page</text:p>
      <text:p text:style-name="P2">second 2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family="Arial" fo:font-size="14pt" style:font-family-asian="'Microsoft YaHei'" style:font-family-complex="Mangal" style:font-family-generic="swiss" style:font-family-generic-asian="system" style:font-family-generic-complex="system" style:font-name="Arial" style:font-name-asian="Microsoft YaHei" style:font-name-complex="Mangal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family-complex="Mangal"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family-complex="Mangal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Mangal" style:font-name-complex="Mangal1" style:font-size-asian="12pt"/>
    </style:style>
    <style:style style:class="extra" style:family="paragraph" style:name="Header" style:parent-style-name="Standard">
      <style:paragraph-properties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style style:family="paragraph" style:name="MP1" style:parent-style-name="Header">
      <style:text-properties officeooo:paragraph-rsid="00108f00" officeooo:rsid="00108f00"/>
    </style:style>
    <style:style style:family="paragraph" style:name="MP2" style:parent-style-name="Footer">
      <style:text-properties officeooo:paragraph-rsid="00108f00" officeooo:rsid="00108f00"/>
    </style:style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>
        <style:header-footer-properties fo:margin-bottom="0.499cm" fo:min-height="0cm"/>
      </style:header-style>
      <style:footer-style>
        <style:header-footer-properties fo:margin-top="0.499cm" fo:min-height="0cm"/>
      </style:footer-style>
    </style:page-layout>
    <style:page-layout style:name="Mpm2" style:page-usage="right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>
        <style:header-footer-properties fo:margin-bottom="0.499cm" fo:min-height="0cm"/>
      </style:header-style>
      <style:footer-style/>
    </style:page-layout>
    <style:page-layout style:name="Mpm3" style:page-usage="left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next-style-name="Right_20_Page" style:page-layout-name="Mpm1">
      <style:header>
        <text:p text:style-name="MP1">Header standard</text:p>
      </style:header>
      <style:footer>
        <text:p text:style-name="MP2">Footer standard</text:p>
      </style:footer>
    </style:master-page>
    <style:master-page style:display-name="Right Page" style:name="Right_20_Page" style:next-style-name="Left_20_Page" style:page-layout-name="Mpm2">
      <style:header>
        <text:p text:style-name="MP1">Header right side</text:p>
      </style:header>
    </style:master-page>
    <style:master-page style:display-name="Left Page" style:name="Left_20_Page" style:next-style-name="Right_20_Page" style:page-layout-name="Mpm3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4-11-27T09:29:45.274000000</meta:creation-date>
    <dc:date>2014-12-05T16:39:51</dc:date>
    <meta:editing-duration>P0DT0H0M0.155S</meta:editing-duration>
    <meta:editing-cycles>2</meta:editing-cycles>
    <meta:document-statistic meta:character-count="65" meta:image-count="0" meta:non-whitespace-character-count="59" meta:object-count="0" meta:page-count="3" meta:paragraph-count="5" meta:table-count="0" meta:word-count="11"/>
    <meta:generator>StarOffice/8$Win32 OpenOffice.org_project/680m18$Build-9161</meta:generator>
    <dc:creator>Dzunic, Miroslav</dc:creator>
  </office:meta>
</office:document-meta>
</file>

<file path=debug/operationUpdates_1.txt>[{"name":"splitParagraph","start":[0,10],"opl":1,"osn":16},
{"name":"mergeParagraph","start":[0],"opl":1,"osn":17}]
</file>

<file path=debug/revision.txt>1
</file>

<file path=debug/statusid.txt>18
</file>